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office:automatic-styles>
  <office:body>
    <office:text>
      <text:p text:style-name="Text_20_body"><text:span text:style-name="T1">Preliminary</text:span><text:span text:style-name="T2"> </text:span><text:span text:style-name="T3">notes:</text:span> * Example theory: <text:a xlink:type="simple" xlink:href="https://github.com/BeautifulTrouble/Beautiful-Rising-Content/blob/master/theories/theory-pillars-of-support.md" office:name=""><text:span text:style-name="Definition">Pillars of support</text:span></text:a> * For more inspiration, here are some example theories from Beautiful Trouble: <text:a xlink:type="simple" xlink:href="http://beautifultrouble.org/theory/action-logic-2/" office:name=""><text:span text:style-name="Definition">Action logic</text:span></text:a>, <text:a xlink:type="simple" xlink:href="http://beautifultrouble.org/theory/points-of-intervention/" office:name=""><text:span text:style-name="Definition">Points of intervention</text:span></text:a>, <text:a xlink:type="simple" xlink:href="http://beautifultrouble.org/theory/environmental-justice/" office:name=""><text:span text:style-name="Definition">Environmental justice</text:span></text:a> * Many questions may be answered in the <text:a xlink:type="simple" xlink:href="https://github.com/BeautifulTrouble/Beautiful-Rising-Content/blob/master/style-guide.md" office:name=""><text:span text:style-name="Definition">style guide</text:span></text:a>.</text:p>
      <text:h text:style-name="Heading_20_1" text:outline-level="1">THEORY: [Name of theory]</text:h>
      <text:h text:style-name="Heading_20_4" text:outline-level="4">In sum:</text:h>
      <text:p text:style-name="First_20_paragraph">[A one- or two-line summary of the theory.]</text:p>
      <text:h text:style-name="Heading_20_4" text:outline-level="4">Origins:</text:h>
      <text:p text:style-name="First_20_paragraph">[Originating theorist (i.e., Trotsky, Deleuze, Luxemburg...) and/or historical context — one or two lines of text max.]</text:p>
      <text:h text:style-name="Heading_20_4" text:outline-level="4">[Optional] Epigraph:</text:h>
      <text:p text:style-name="First_20_paragraph">[A short relevant quote.]</text:p>
      <text:h text:style-name="Heading_20_4" text:outline-level="4">Body:</text:h>
      <text:p text:style-name="First_20_paragraph">[500-word (or less) write-up explaining the theory.]</text:p>
      <text:h text:style-name="Heading_20_4" text:outline-level="4">[Optional] Most famous application:</text:h>
      <text:p text:style-name="First_20_paragraph">[One sentence or short list.] <text:span text:style-name="T4">and/or</text:span><text:span text:style-name="T5"> </text:span> #### Most infamous application: [One sentence or short list.]</text:p>
      <text:h text:style-name="Heading_20_4" text:outline-level="4">Related TACTICS:</text:h>
      <text:p text:style-name="First_20_paragraph">[Simple list of related tactics. Draw from the master list of tactics. If your preferred tactics are not on the list, check in w/ editors, and we might add them.]</text:p>
      <text:h text:style-name="Heading_20_4" text:outline-level="4">Related PRINCIPLES:</text:h>
      <text:p text:style-name="First_20_paragraph">[Simple list of relevant principles. Draw from the master list of principles. If your preferred principles are not on the list, check in w/ editors, and we might add them.]</text:p>
      <text:h text:style-name="Heading_20_4" text:outline-level="4">Related THEORIES:</text:h>
      <text:p text:style-name="First_20_paragraph">[Simple list of other related theories. Draw from the master list of theories. If your preferred theories are not on the list, check in w/ editors, and we might add them.]</text:p>
      <text:h text:style-name="Heading_20_4" text:outline-level="4">Related CASE STUDIES:</text:h>
      <text:p text:style-name="First_20_paragraph">[Simple list of related case studies. Draw from the master list of case studies. If your preferred case studies are not on the list, check in w/ editors, and we might add them.]</text:p>
      <text:h text:style-name="Heading_20_4" text:outline-level="4">PRACTITIONERS:</text:h>
      <text:p text:style-name="First_20_paragraph">[Simple list of relevant practitioner(s). Key practitioners are being briefly profiled in the book here. If your practitioners are not on this list, please add them here.]</text:p>
      <text:h text:style-name="Heading_20_4" text:outline-level="4">Learn more:</text:h>
      <text:p text:style-name="First_20_paragraph">[Links to particularly relevant content offline and online.]</text:p>
      <text:p text:style-name="Text_20_body"><text:span text:style-name="T6">For</text:span><text:span text:style-name="T7"> </text:span><text:span text:style-name="T8">each</text:span><text:span text:style-name="T9"> </text:span><text:span text:style-name="T10">item,</text:span><text:span text:style-name="T11"> </text:span><text:span text:style-name="T12">indicate:</text:span> ##### Title: #####Description: [Generally tag-lines for websites, bylines for books, bylines with publication name for articles, and "Film by" or "Documentary by" for films. Adapt as appropriate] ##### Type: [book, article, video, audio, website] ##### URL:</text:p>
      <text:h text:style-name="Heading_20_4" text:outline-level="4">Contributed by:</text:h>
      <text:p text:style-name="First_20_paragraph">[author (i.e. YOU).]</text:p>
      <text:h text:style-name="Heading_20_2" text:outline-level="2">Marginalia</text:h>
      <text:h text:style-name="Heading_20_4" text:outline-level="4">Tags:</text:h>
      <text:p text:style-name="First_20_paragraph">[Tags for sorting/navigation purposes, drawn from the master list of tags (TK)]</text:p>
      <text:h text:style-name="Heading_20_4" text:outline-level="4">Pull quote:</text:h>
      <text:p text:style-name="First_20_paragraph">[If a sentence is particularly thought-provoking, and short attention-grabbing, please list it here for consideration as a pull quote for the piece.]</text:p>
      <text:h text:style-name="Heading_20_4" text:outline-level="4">Author’s bio:</text:h>
      <text:p text:style-name="First_20_paragraph">[If we don’t already have a bio for you, please provide a brief (one- or two-sentence) write-up about yourself. Also include a photo of yourself, as high-res as possible. If too big to upload, please email to team@beautifultrouble.org.]</text:p>
      <text:h text:style-name="Heading_20_4" text:outline-level="4">Images:</text:h>
      <text:p text:style-name="First_20_paragraph"><text:span text:style-name="T13">For</text:span><text:span text:style-name="T14"> </text:span><text:span text:style-name="T15">each</text:span><text:span text:style-name="T16"> </text:span><text:span text:style-name="T17">image:</text:span> ##### Image link: [If you have suggestions of one or more images you think would work well to illustrate this entry, please include a link to the image. Alternately, images can also be uploaded to our images folder, but please indicate the image name and link to it here. NOTE: The images need to be LARGE! Please ensure images are at least 1024 px wide, and ideally greater than 2000 px wide (at 72 dpi). If image is too large to upload, email image to team@beautifultrouble.org]</text:p>
      <text:h text:style-name="Heading_20_5" text:outline-level="5">Image caption:</text:h>
      <text:p text:style-name="First_20_paragraph">[Short description of the image.]</text:p>
      <text:h text:style-name="Heading_20_5" text:outline-level="5">Image copyright status:</text:h>
      <text:p text:style-name="First_20_paragraph">[E.g., creative commons, by permission of so-and-so,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